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938278"/>
          <table:table-cell office:value-type="float" office:value="0.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160.0"/>
          <table:table-cell office:value-type="float" office:value="0.0"/>
          <table:table-cell office:value-type="float" office:value="0.0"/>
          <table:table-cell office:value-type="float" office:value="0.920105"/>
          <table:table-cell office:value-type="float" office:value="0.4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064.0"/>
          <table:table-cell office:value-type="float" office:value="0.0"/>
          <table:table-cell office:value-type="float" office:value="0.0"/>
          <table:table-cell office:value-type="float" office:value="0.824505"/>
          <table:table-cell office:value-type="float" office:value="0.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300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952825"/>
          <table:table-cell office:value-type="float" office:value="0.4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676.0"/>
          <table:table-cell office:value-type="float" office:value="0.0"/>
          <table:table-cell office:value-type="float" office:value="0.0"/>
          <table:table-cell office:value-type="float" office:value="0.928795"/>
          <table:table-cell office:value-type="float" office:value="0.4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800.0"/>
          <table:table-cell office:value-type="float" office:value="0.0"/>
          <table:table-cell office:value-type="float" office:value="0.0"/>
          <table:table-cell office:value-type="float" office:value="0.833344"/>
          <table:table-cell office:value-type="float" office:value="0.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02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916193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460.0"/>
          <table:table-cell office:value-type="float" office:value="0.0"/>
          <table:table-cell office:value-type="float" office:value="0.0"/>
          <table:table-cell office:value-type="float" office:value="0.930482"/>
          <table:table-cell office:value-type="float" office:value="0.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160.0"/>
          <table:table-cell office:value-type="float" office:value="0.0"/>
          <table:table-cell office:value-type="float" office:value="0.0"/>
          <table:table-cell office:value-type="float" office:value="0.850291"/>
          <table:table-cell office:value-type="float" office:value="0.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156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940323"/>
          <table:table-cell office:value-type="float" office:value="0.3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160.0"/>
          <table:table-cell office:value-type="float" office:value="0.0"/>
          <table:table-cell office:value-type="float" office:value="0.0"/>
          <table:table-cell office:value-type="float" office:value="0.947519"/>
          <table:table-cell office:value-type="float" office:value="0.4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884.0"/>
          <table:table-cell office:value-type="float" office:value="0.0"/>
          <table:table-cell office:value-type="float" office:value="0.0"/>
          <table:table-cell office:value-type="float" office:value="0.832366"/>
          <table:table-cell office:value-type="float" office:value="0.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024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916379"/>
          <table:table-cell office:value-type="float" office:value="0.4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724.0"/>
          <table:table-cell office:value-type="float" office:value="0.0"/>
          <table:table-cell office:value-type="float" office:value="0.0"/>
          <table:table-cell office:value-type="float" office:value="0.926054"/>
          <table:table-cell office:value-type="float" office:value="0.4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932.0"/>
          <table:table-cell office:value-type="float" office:value="0.0"/>
          <table:table-cell office:value-type="float" office:value="0.0"/>
          <table:table-cell office:value-type="float" office:value="0.779327"/>
          <table:table-cell office:value-type="float" office:value="0.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628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973335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220.0"/>
          <table:table-cell office:value-type="float" office:value="0.0"/>
          <table:table-cell office:value-type="float" office:value="0.0"/>
          <table:table-cell office:value-type="float" office:value="0.78278"/>
          <table:table-cell office:value-type="float" office:value="0.3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956.0"/>
          <table:table-cell office:value-type="float" office:value="0.0"/>
          <table:table-cell office:value-type="float" office:value="0.0"/>
          <table:table-cell office:value-type="float" office:value="0.768526"/>
          <table:table-cell office:value-type="float" office:value="0.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920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945367"/>
          <table:table-cell office:value-type="float" office:value="0.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944.0"/>
          <table:table-cell office:value-type="float" office:value="0.0"/>
          <table:table-cell office:value-type="float" office:value="0.0"/>
          <table:table-cell office:value-type="float" office:value="0.779409"/>
          <table:table-cell office:value-type="float" office:value="0.3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956.0"/>
          <table:table-cell office:value-type="float" office:value="0.0"/>
          <table:table-cell office:value-type="float" office:value="0.0"/>
          <table:table-cell office:value-type="float" office:value="0.721091"/>
          <table:table-cell office:value-type="float" office:value="0.3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548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865859"/>
          <table:table-cell office:value-type="float" office:value="0.3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352.0"/>
          <table:table-cell office:value-type="float" office:value="0.0"/>
          <table:table-cell office:value-type="float" office:value="0.0"/>
          <table:table-cell office:value-type="float" office:value="0.601472"/>
          <table:table-cell office:value-type="float" office:value="0.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220.0"/>
          <table:table-cell office:value-type="float" office:value="0.0"/>
          <table:table-cell office:value-type="float" office:value="0.0"/>
          <table:table-cell office:value-type="float" office:value="0.779631"/>
          <table:table-cell office:value-type="float" office:value="0.4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784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955336"/>
          <table:table-cell office:value-type="float" office:value="0.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760.0"/>
          <table:table-cell office:value-type="float" office:value="0.0"/>
          <table:table-cell office:value-type="float" office:value="0.0"/>
          <table:table-cell office:value-type="float" office:value="0.834443"/>
          <table:table-cell office:value-type="float" office:value="0.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944.0"/>
          <table:table-cell office:value-type="float" office:value="0.0"/>
          <table:table-cell office:value-type="float" office:value="0.0"/>
          <table:table-cell office:value-type="float" office:value="0.786057"/>
          <table:table-cell office:value-type="float" office:value="0.4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784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906174"/>
          <table:table-cell office:value-type="float" office:value="0.4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6265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352.0"/>
          <table:table-cell office:value-type="float" office:value="0.0"/>
          <table:table-cell office:value-type="float" office:value="0.0"/>
          <table:table-cell office:value-type="float" office:value="0.788791"/>
          <table:table-cell office:value-type="float" office:value="0.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524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50427"/>
          <table:table-cell office:value-type="float" office:value="0.40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4.0"/>
          <table:table-cell office:value-type="float" office:value="424.0"/>
          <table:table-cell office:value-type="float" office:value="36029.0"/>
          <table:table-cell office:value-type="float" office:value="110752.0"/>
          <table:table-cell office:value-type="float" office:value="121544.0"/>
          <table:table-cell office:value-type="float" office:value="0.0"/>
          <table:table-cell office:value-type="float" office:value="0.0"/>
          <table:table-cell office:value-type="float" office:value="0.868787"/>
          <table:table-cell office:value-type="float" office:value="0.35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.0"/>
          <table:table-cell office:value-type="float" office:value="271.0"/>
          <table:table-cell office:value-type="float" office:value="36029.0"/>
          <table:table-cell office:value-type="float" office:value="110752.0"/>
          <table:table-cell office:value-type="float" office:value="122356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472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29189"/>
          <table:table-cell office:value-type="float" office:value="0.36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557.0"/>
          <table:table-cell office:value-type="float" office:value="36029.0"/>
          <table:table-cell office:value-type="float" office:value="110762.0"/>
          <table:table-cell office:value-type="float" office:value="121216.0"/>
          <table:table-cell office:value-type="float" office:value="0.0"/>
          <table:table-cell office:value-type="float" office:value="0.0"/>
          <table:table-cell office:value-type="float" office:value="0.832084"/>
          <table:table-cell office:value-type="float" office:value="0.40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4.0"/>
          <table:table-cell office:value-type="float" office:value="483.0"/>
          <table:table-cell office:value-type="float" office:value="36029.0"/>
          <table:table-cell office:value-type="float" office:value="110762.0"/>
          <table:table-cell office:value-type="float" office:value="121216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472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2154"/>
          <table:table-cell office:value-type="float" office:value="0.40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.0"/>
          <table:table-cell office:value-type="float" office:value="373.0"/>
          <table:table-cell office:value-type="float" office:value="36029.0"/>
          <table:table-cell office:value-type="float" office:value="110744.0"/>
          <table:table-cell office:value-type="float" office:value="119392.0"/>
          <table:table-cell office:value-type="float" office:value="0.0"/>
          <table:table-cell office:value-type="float" office:value="0.0"/>
          <table:table-cell office:value-type="float" office:value="0.811364"/>
          <table:table-cell office:value-type="float" office:value="0.37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09.0"/>
          <table:table-cell office:value-type="float" office:value="36029.0"/>
          <table:table-cell office:value-type="float" office:value="110744.0"/>
          <table:table-cell office:value-type="float" office:value="113176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472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907223"/>
          <table:table-cell office:value-type="float" office:value="0.43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2.0"/>
          <table:table-cell office:value-type="float" office:value="971.0"/>
          <table:table-cell office:value-type="float" office:value="36029.0"/>
          <table:table-cell office:value-type="float" office:value="110762.0"/>
          <table:table-cell office:value-type="float" office:value="121516.0"/>
          <table:table-cell office:value-type="float" office:value="0.0"/>
          <table:table-cell office:value-type="float" office:value="0.0"/>
          <table:table-cell office:value-type="float" office:value="0.876585"/>
          <table:table-cell office:value-type="float" office:value="0.427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86.0"/>
          <table:table-cell office:value-type="float" office:value="1608.0"/>
          <table:table-cell office:value-type="float" office:value="36029.0"/>
          <table:table-cell office:value-type="float" office:value="110762.0"/>
          <table:table-cell office:value-type="float" office:value="121216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5076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857405"/>
          <table:table-cell office:value-type="float" office:value="0.4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02.0"/>
          <table:table-cell office:value-type="float" office:value="36029.0"/>
          <table:table-cell office:value-type="float" office:value="110752.0"/>
          <table:table-cell office:value-type="float" office:value="122312.0"/>
          <table:table-cell office:value-type="float" office:value="0.0"/>
          <table:table-cell office:value-type="float" office:value="0.0"/>
          <table:table-cell office:value-type="float" office:value="0.862086"/>
          <table:table-cell office:value-type="float" office:value="0.36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293.0"/>
          <table:table-cell office:value-type="float" office:value="36029.0"/>
          <table:table-cell office:value-type="float" office:value="110752.0"/>
          <table:table-cell office:value-type="float" office:value="122708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5148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88636"/>
          <table:table-cell office:value-type="float" office:value="0.5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08.0"/>
          <table:table-cell office:value-type="float" office:value="0.0"/>
          <table:table-cell office:value-type="float" office:value="0.0"/>
          <table:table-cell office:value-type="float" office:value="0.767734"/>
          <table:table-cell office:value-type="float" office:value="0.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08.0"/>
          <table:table-cell office:value-type="float" office:value="0.0"/>
          <table:table-cell office:value-type="float" office:value="0.0"/>
          <table:table-cell office:value-type="float" office:value="0.720192"/>
          <table:table-cell office:value-type="float" office:value="0.3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100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904086"/>
          <table:table-cell office:value-type="float" office:value="0.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676.0"/>
          <table:table-cell office:value-type="float" office:value="0.0"/>
          <table:table-cell office:value-type="float" office:value="0.0"/>
          <table:table-cell office:value-type="float" office:value="0.820925"/>
          <table:table-cell office:value-type="float" office:value="0.3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476.0"/>
          <table:table-cell office:value-type="float" office:value="0.0"/>
          <table:table-cell office:value-type="float" office:value="0.0"/>
          <table:table-cell office:value-type="float" office:value="0.682017"/>
          <table:table-cell office:value-type="float" office:value="0.3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584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917932"/>
          <table:table-cell office:value-type="float" office:value="0.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268.0"/>
          <table:table-cell office:value-type="float" office:value="0.0"/>
          <table:table-cell office:value-type="float" office:value="0.0"/>
          <table:table-cell office:value-type="float" office:value="0.697425"/>
          <table:table-cell office:value-type="float" office:value="0.3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496.0"/>
          <table:table-cell office:value-type="float" office:value="0.0"/>
          <table:table-cell office:value-type="float" office:value="0.0"/>
          <table:table-cell office:value-type="float" office:value="0.716974"/>
          <table:table-cell office:value-type="float" office:value="0.3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436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45749"/>
          <table:table-cell office:value-type="float" office:value="0.99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7.0"/>
          <table:table-cell office:value-type="float" office:value="575.0"/>
          <table:table-cell office:value-type="float" office:value="74943.0"/>
          <table:table-cell office:value-type="float" office:value="231620.0"/>
          <table:table-cell office:value-type="float" office:value="147364.0"/>
          <table:table-cell office:value-type="float" office:value="0.0"/>
          <table:table-cell office:value-type="float" office:value="0.0"/>
          <table:table-cell office:value-type="float" office:value="1.12894"/>
          <table:table-cell office:value-type="float" office:value="0.67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65.0"/>
          <table:table-cell office:value-type="float" office:value="1176.0"/>
          <table:table-cell office:value-type="float" office:value="74943.0"/>
          <table:table-cell office:value-type="float" office:value="231620.0"/>
          <table:table-cell office:value-type="float" office:value="14694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4604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890988"/>
          <table:table-cell office:value-type="float" office:value="0.5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676.0"/>
          <table:table-cell office:value-type="float" office:value="0.0"/>
          <table:table-cell office:value-type="float" office:value="0.0"/>
          <table:table-cell office:value-type="float" office:value="0.778008"/>
          <table:table-cell office:value-type="float" office:value="0.3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676.0"/>
          <table:table-cell office:value-type="float" office:value="0.0"/>
          <table:table-cell office:value-type="float" office:value="0.0"/>
          <table:table-cell office:value-type="float" office:value="0.551167"/>
          <table:table-cell office:value-type="float" office:value="0.2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040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8759"/>
          <table:table-cell office:value-type="float" office:value="0.304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80.0"/>
          <table:table-cell office:value-type="float" office:value="1050.0"/>
          <table:table-cell office:value-type="float" office:value="12039.0"/>
          <table:table-cell office:value-type="float" office:value="38386.0"/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980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758171"/>
          <table:table-cell office:value-type="float" office:value="0.31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5.0"/>
          <table:table-cell office:value-type="float" office:value="604.0"/>
          <table:table-cell office:value-type="float" office:value="12039.0"/>
          <table:table-cell office:value-type="float" office:value="38386.0"/>
          <table:table-cell office:value-type="float" office:value="107776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672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672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672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672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F13:Instances.AF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S23:Instances.S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F23:Instances.AF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